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orie</text:p>
      <text:p text:style-name="Standard"/>
      <text:p text:style-name="Standard">1.</text:p>
      <text:p text:style-name="Standard"/>
      <text:list xml:id="list1569924031" text:style-name="L1">
        <text:list-item>
          <text:list>
            <text:list-item>
              <text:list>
                <text:list-item>
                  <text:p text:style-name="P1">Heap aufzeichnen.</text:p>
                </text:list-item>
                <text:list-item>
                  <text:p text:style-name="P1">Induktion</text:p>
                  <text:list>
                    <text:list-item>
                      <text:p text:style-name="P1">Induktionsanfang Blattelement</text:p>
                    </text:list-item>
                    <text:list-item>
                      <text:p text:style-name="P1">Induktionsannahme?</text:p>
                    </text:list-item>
                    <text:list-item>
                      <text:p text:style-name="P1">Induktionschritt?</text:p>
                    </text:list-item>
                  </text:list>
                </text:list-item>
                <text:list-item>
                  <text:p text:style-name="P1">Zeichnung reicht nicht. Array abwärts sortiert ==&gt; Max-Heap Eigenschaft gilt</text:p>
                </text:list-item>
                <text:list-item>
                  <text:p text:style-name="P1">Buch nachschlagen.</text:p>
                </text:list-item>
                <text:list-item>
                  <text:p text:style-name="P1"><text:s/>Array ist vorsortiert</text:p>
                  <text:list>
                    <text:list-item>
                      <text:p text:style-name="P1">Aufsteigend sortiert</text:p>
                    </text:list-item>
                    <text:list-item>
                      <text:p text:style-name="P1">Absteigend sortiert</text:p>
                    </text:list-item>
                    <text:list-item>
                      <text:p text:style-name="P1">Komplexität für :</text:p>
                      <text:list>
                        <text:list-item>
                          <text:p text:style-name="P1">Heapkonstruktion</text:p>
                        </text:list-item>
                        <text:list-item>
                          <text:p text:style-name="P1">Sortieren</text:p>
                        </text:list-item>
                      </text:list>
                    </text:list-item>
                  </text:list>
                </text:list-item>
                <text:list-item>
                  <text:p text:style-name="P1"/>
                </text:list-item>
              </text:list>
            </text:list-item>
          </text:list>
        </text:list-item>
      </text:list>
      <text:list xml:id="list1418161216" text:style-name="L2">
        <text:list-item>
          <text:list>
            <text:list-item>
              <text:list>
                <text:list-header>
                  <text:p text:style-name="P2">Quicksort(A,p,r)</text:p>
                  <text:list>
                    <text:list-item>
                      <text:p text:style-name="P2">Quicksort(A,1,9)</text:p>
                      <text:list>
                        <text:list-item>
                          <text:p text:style-name="P2">Alle Rekursionsaufrufe aufschreiben</text:p>
                        </text:list-item>
                      </text:list>
                    </text:list-item>
                    <text:list-item>
                      <text:p text:style-name="P2">Zeitdiagramm über ganzen sortierprozess.</text:p>
                    </text:list-item>
                  </text:list>
                </text:list-header>
              </text:list>
            </text:list-item>
          </text:list>
        </text:list-item>
      </text:list>
      <text:p text:style-name="Standard"/>
      <text:p text:style-name="Standard">Theoretische Aufgabe</text:p>
      <text:p text:style-name="Standard"/>
      <text:list xml:id="list1630961035" text:style-name="L3">
        <text:list-item>
          <text:list>
            <text:list-item>
              <text:list>
                <text:list-item>
                  <text:p text:style-name="P3">MatrikelNrComponator als Template</text:p>
                  <text:list>
                    <text:list-item>
                      <text:p text:style-name="P3">Implementiere Name VornameComparator</text:p>
                    </text:list-item>
                  </text:list>
                </text:list-item>
                <text:list-item>
                  <text:p text:style-name="P3">SortTest ausführen.</text:p>
                  <text:list>
                    <text:list-item>
                      <text:p text:style-name="P3">Phänomen erklären.</text:p>
                    </text:list-item>
                  </text:list>
                </text:list-item>
                <text:list-item>
                  <text:p text:style-name="P3">Problem von 2) lösen; RandomisierterQS implementieren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nas Felten</meta:initial-creator>
    <meta:creation-date>2011-03-10T16:18:59</meta:creation-date>
    <meta:document-statistic meta:table-count="0" meta:image-count="0" meta:object-count="0" meta:page-count="1" meta:paragraph-count="25" meta:word-count="81" meta:character-count="625"/>
    <dc:date>2011-03-11T15:20:06</dc:date>
    <dc:creator>Jonas Felten</dc:creator>
    <meta:editing-duration>PT22H45M57S</meta:editing-duration>
    <meta:editing-cycles>1</meta:editing-cycles>
    <meta:generator>OpenOffice.org/3.2$Linux OpenOffice.org_project/320m12$Build-9483</meta:generator>
  </office:meta>
</office:document-meta>
</file>